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paragraph-properties fo:margin-left="0cm" fo:text-align="center" style:justify-single-word="false"/>
      <style:text-properties style:font-name="Arial1" fo:font-size="12pt" style:font-size-asian="12pt" style:font-size-complex="12pt"/>
    </style:style>
    <style:style style:name="P2" style:family="paragraph" style:parent-style-name="Standard">
      <style:paragraph-properties fo:margin-left="0cm" fo:text-align="end" style:justify-single-word="false"/>
      <style:text-properties style:font-name="Arial1" fo:font-size="12pt" style:font-size-asian="12pt" style:font-size-complex="12pt"/>
    </style:style>
    <style:style style:name="P3" style:family="paragraph" style:parent-style-name="List_20_Paragraph" style:list-style-name="WWNum1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6" style:family="paragraph" style:parent-style-name="Standard">
      <style:paragraph-properties fo:margin-left="0cm" fo:text-align="start" style:justify-single-word="false"/>
    </style:style>
    <style:style style:name="T1" style:family="text">
      <style:text-properties officeooo:rsid="00190a00"/>
    </style:style>
    <style:style style:name="T2" style:family="text">
      <style:text-properties fo:language="pt" fo:country="BR" style:font-name-asian="Aptos3" style:font-name-complex="Aptos3"/>
    </style:style>
    <style:style style:name="T3" style:family="text">
      <style:text-properties fo:language="pt" fo:country="BR" officeooo:rsid="00190a00" style:font-name-asian="Aptos3" style:font-name-complex="Aptos3"/>
    </style:style>
    <style:style style:name="T4" style:family="text">
      <style:text-properties style:font-name="Arial1" fo:font-size="12pt" style:font-size-asian="12pt" style:font-size-complex="12pt"/>
    </style:style>
    <style:style style:name="T5" style:family="text">
      <style:text-properties style:font-name="Arial1" fo:font-size="12pt" officeooo:rsid="001a842b" style:font-size-asian="12pt" style:font-size-complex="12pt"/>
    </style:style>
    <style:style style:name="T6" style:family="text">
      <style:text-properties style:font-name="Arial1" fo:font-size="12pt" officeooo:rsid="001bb4bd" style:font-size-asian="12pt" style:font-size-complex="12pt"/>
    </style:style>
    <style:style style:name="T7" style:family="text">
      <style:text-properties style:font-name="Arial1"/>
    </style:style>
    <style:style style:name="T8" style:family="text">
      <style:text-properties style:font-name="Arial1" officeooo:rsid="001bb4bd"/>
    </style:style>
    <style:style style:name="T9" style:family="text">
      <style:text-properties style:font-name="Arial1" officeooo:rsid="001da61d"/>
    </style:style>
    <style:style style:name="T10" style:family="text">
      <style:text-properties style:font-name="Arial1" officeooo:rsid="001ee82f"/>
    </style:style>
    <style:style style:name="T11" style:family="text">
      <style:text-properties style:font-name="Arial1" officeooo:rsid="001f9f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título não sei</text:p>
      <text:p text:style-name="P1"/>
      <text:p text:style-name="P2">Sumário:</text:p>
      <text:p text:style-name="P2"/>
      <text:list text:style-name="WWNum1">
        <text:list-item>
          <text:p text:style-name="P3">Os anos 90 no Brasil</text:p>
        </text:list-item>
        <text:list-item>
          <text:p text:style-name="P3">A música nos anos 90</text:p>
        </text:list-item>
        <text:list-item>
          <text:p text:style-name="P3">Recife nos anos 90</text:p>
        </text:list-item>
        <text:list-item>
          <text:p text:style-name="P3">Nação Zumbi</text:p>
        </text:list-item>
        <text:list-item>
          <text:p text:style-name="P3">Chico Science</text:p>
        </text:list-item>
        <text:list-item>
          <text:p text:style-name="P3">A mudança dos anos 90</text:p>
        </text:list-item>
        <text:list-item>
          <text:p text:style-name="P3">Conclusão</text:p>
        </text:list-item>
      </text:list>
      <text:p text:style-name="P4"/>
      <text:p text:style-name="P5">Projeto de pesquisa</text:p>
      <text:p text:style-name="P4">Tema:</text:p>
      <text:p text:style-name="P4"><text:s/>Nosso tema escolhido por nós foi “a música através do tempo”, mas o subtema que eram as décadas foi escolhida pelo professor que escolheu e a década escolhida para nós foram os anos 90</text:p>
      <text:p text:style-name="P4"/>
      <text:p text:style-name="P4">Problemas/pergunta:</text:p>
      <text:p text:style-name="P4"><text:s/>A pergunta pensada por nós foi “como Chico Science &amp; a nação zumbi mudaram a música nos anos 90”, nós escolhemos essa pergunta pois Chico Science &amp; nação lutaram para melhorar Recife e influenciaram outras bandas.</text:p>
      <text:p text:style-name="P4"/>
      <text:p text:style-name="P4">Justificativa:</text:p>
      <text:p text:style-name="P4"><text:s/>Nós achamos essa pergunta importante pois ele fala do estilo musical protestante que falará de algum problema no momento. E ela fez a música brasileira evoluir fazendo esses estilos de música aumentarem e terem mais protestos e como consequência a melhora de algumas coisas do Brasil. </text:p>
      <text:p text:style-name="P4"/>
      <text:p text:style-name="P4">Objetivo:</text:p>
      <text:p text:style-name="P4"><text:s/>Ela poderia ser usada para as pessoas saberem como foi as estratégias dos cantores para eles protestarem de forma inteligente e mostrar como a música evoluiu </text:p>
      <text:p text:style-name="P4">Objetivos específicos:</text:p>
      <text:p text:style-name="P4"><text:soft-page-break/><text:s/>Nosso objetivo ao fazer esse projeto é saber sobre os movimentos do passado e como eles protestaram por seus direitos e nosso grupo acha muito interessante esse assunto.</text:p>
      <text:p text:style-name="P4"/>
      <text:p text:style-name="P4">Metodologia:</text:p>
      <text:p text:style-name="P4"><text:s/>No projeto a abordagem escolhida for a qualitativa pois vamos pegar nossos dados por citações de outras pessoas que estiveram no momento ou o presenciaram e na coleta de dados usamos a pesquisa bibliográfica pois vai ser um pouco difícil achar do alguém movimento e que aceite falar com a gente</text:p>
      <text:p text:style-name="P4"/>
      <text:p text:style-name="P4"/>
      <text:p text:style-name="P5">Os anos 90 no Brasil</text:p>
      <text:p text:style-name="P4"><text:s/>Anos 90, nesses <text:span text:style-name="T1">a</text:span>nos muitas coisas aconteceram na política, esporte, tecnologia, economia, cultura pop, música etc. E todas essas coisas marcaram a época, por exemplo, na política no dia 15 de março de 1990 teve a posse de Fernando Collor de Melo e dois anos depois seu <text:span text:style-name="T2">Impeachment sendo acusado de corrupção e envolvimento em esquemas de desvio de dinheiro que rendeu protestos com universitários se pintando e se vestindo com as cores da bandeira brasileira, eles ficaram conhecidos como a geração da cara pintada. Ainda na política teve o avanço dos movimentos sociais e o MST (Movimento dos Trabalhadores Rurais Sem Terra), que, caso não saiba o que é o MST ele é um movimento social criado em 1984 e eles lutam pela reforma agraria, mudanças sociais no país e pela terra. Agora que sabem o que ele é, ele teve um grande avanço nos anos 90 organizando ocupações de terra e protesto para pressionar o governo sobre a reforma agraria.</text:span></text:p>
      <text:p text:style-name="P4"><text:span text:style-name="T2"><text:s/>N</text:span><text:span text:style-name="T3">a</text:span><text:span text:style-name="T2"> economia podemos voltar a falar do Collor que tentou controlar a inflação do Brasil com seu falho plano, o plano Collor, mas depois do plano Collor e seu impeachment em 92, em 1994 com liderança </text:span><text:span text:style-name="T3">de Fernando Henrique Cardoso, ministro da fazenda na época, o plano introduziu a nova moeda, o real(R$), que conseguiu estabilizar a economia e controlar a inflação.</text:span></text:p>
      <text:p text:style-name="P6"><text:span text:style-name="T4"><text:s/></text:span><text:span text:style-name="T5">No esporte teve, em 1994, o Brasil conquistando o tetracampeonato mundial após vencer da Itália, </text:span><text:span text:style-name="T6">a ascensão de craques brasileiros o Romário e Ronaldo fenômeno, em 1998 teve a derrota do Brasil contra a França, perdendo de 3x0 sendo a pior derrota que o Brasil já teve e teve a polêmica com Ronaldo que teve uma convulsão em seu quarto de hotel, mas, mesmo assim, jogou, mesmo sem as condições. No automobilismo, </text:span><text:span text:style-name="T7">Ayrton Senna, </text:span><text:span text:style-name="T8">um dos maiores pilotos de fórmula 1 do mundo, teve seu terceiro título mundial, infelizmente, Ayrton acabou morrendo de forma trágica em Ímola, Itália. Ele acabou colidindo com o muro de concreto e tendo seu peito perfurado por uma mola de seu carro. </text:span><text:span text:style-name="T9">E no basquete o jogador Oscar Schmidt </text:span><text:soft-page-break/><text:span text:style-name="T9">considerado um dos melhores jogadores de basquete do Brasil representou o Brasil nas olimpíadas de 1992 e 1996.</text:span></text:p>
      <text:p text:style-name="P6"><text:span text:style-name="T9"><text:s/></text:span><text:span text:style-name="T10">Na </text:span><text:span text:style-name="T11">Cultura Pop.</text:span></text:p>
      <text:p text:style-name="P6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1" fo:font-size="12pt" fo:language="pt" fo:country="BR" style:letter-kerning="false" style:font-name-asian="Aptos3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1" fo:font-size="12pt" fo:language="pt" fo:country="BR" style:letter-kerning="false" style:font-name-asian="Aptos3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3T13:44:41.504006700</meta:creation-date>
    <dc:date>2024-09-02T17:47:27.235000000</dc:date>
    <meta:initial-creator>nicolas nicodemos</meta:initial-creator>
    <meta:generator>LibreOffice/24.8.0.3$Windows_X86_64 LibreOffice_project/0bdf1299c94fe897b119f97f3c613e9dca6be583</meta:generator>
    <meta:editing-duration>PT22M56S</meta:editing-duration>
    <meta:editing-cycles>5</meta:editing-cycles>
    <meta:document-statistic meta:table-count="0" meta:image-count="0" meta:object-count="0" meta:page-count="3" meta:paragraph-count="27" meta:word-count="641" meta:character-count="3731" meta:non-whitespace-character-count="3112"/>
    <meta:user-defined meta:name="AppVersion">16.0000</meta:user-defined>
    <meta:template xlink:type="simple" xlink:actuate="onRequest" xlink:title="Normal.dotm" xlink:href=""/>
  </office:meta>
</office:document-meta>
</file>